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791cm" style:rel-column-width="26178*"/>
    </style:style>
    <style:style style:name="Table1.B" style:family="table-column">
      <style:table-column-properties style:column-width="2.713cm" style:rel-column-width="10457*"/>
    </style:style>
    <style:style style:name="Table1.C" style:family="table-column">
      <style:table-column-properties style:column-width="2.491cm" style:rel-column-width="9601*"/>
    </style:style>
    <style:style style:name="Table1.D" style:family="table-column">
      <style:table-column-properties style:column-width="2.602cm" style:rel-column-width="10029*"/>
    </style:style>
    <style:style style:name="Table1.E" style:family="table-column">
      <style:table-column-properties style:column-width="2.404cm" style:rel-column-width="92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6b414" officeooo:paragraph-rsid="0006b414"/>
    </style:style>
    <style:style style:name="P2" style:family="paragraph" style:parent-style-name="Text_20_body">
      <style:text-properties officeooo:rsid="00091c92" officeooo:paragraph-rsid="00091c92"/>
    </style:style>
    <style:style style:name="P3" style:family="paragraph" style:parent-style-name="Text_20_body">
      <style:text-properties officeooo:rsid="000ab107"/>
    </style:style>
    <style:style style:name="P4" style:family="paragraph" style:parent-style-name="Text_20_body">
      <style:text-properties officeooo:rsid="000bb871" officeooo:paragraph-rsid="000bb871"/>
    </style:style>
    <style:style style:name="P5" style:family="paragraph" style:parent-style-name="Text_20_body">
      <style:text-properties style:text-line-through-style="solid" style:text-line-through-type="single" officeooo:rsid="000bb871" officeooo:paragraph-rsid="000bb871"/>
    </style:style>
    <style:style style:name="P6" style:family="paragraph" style:parent-style-name="Text_20_body">
      <style:text-properties style:text-line-through-style="none" style:text-line-through-type="none" officeooo:rsid="000bb871" officeooo:paragraph-rsid="000d44e2"/>
    </style:style>
    <style:style style:name="P7" style:family="paragraph" style:parent-style-name="Table_20_Contents">
      <style:text-properties officeooo:rsid="00078ced" officeooo:paragraph-rsid="00078ced"/>
    </style:style>
    <style:style style:name="P8" style:family="paragraph" style:parent-style-name="Table_20_Contents">
      <style:text-properties officeooo:rsid="00078ced" officeooo:paragraph-rsid="00079eee"/>
    </style:style>
    <style:style style:name="P9" style:family="paragraph" style:parent-style-name="Table_20_Contents">
      <style:text-properties officeooo:rsid="00079eee" officeooo:paragraph-rsid="00079eee"/>
    </style:style>
    <style:style style:name="P10" style:family="paragraph" style:parent-style-name="Table_20_Contents">
      <style:text-properties officeooo:rsid="00079eee" officeooo:paragraph-rsid="00091c92"/>
    </style:style>
    <style:style style:name="P11" style:family="paragraph" style:parent-style-name="Table_20_Contents">
      <style:text-properties officeooo:rsid="00091c92" officeooo:paragraph-rsid="00091c92"/>
    </style:style>
    <style:style style:name="P12" style:family="paragraph" style:parent-style-name="Table_20_Contents">
      <style:text-properties fo:font-weight="normal" officeooo:rsid="00079eee" officeooo:paragraph-rsid="00091c92" style:font-weight-asian="normal" style:font-weight-complex="normal"/>
    </style:style>
    <style:style style:name="P13" style:family="paragraph" style:parent-style-name="Text_20_body">
      <style:text-properties style:text-line-through-style="none" style:text-line-through-type="none" officeooo:rsid="000d44e2" officeooo:paragraph-rsid="000d44e2"/>
    </style:style>
    <style:style style:name="P14" style:family="paragraph" style:parent-style-name="Text_20_body">
      <style:text-properties style:text-line-through-style="none" style:text-line-through-type="none" officeooo:rsid="000f11cd" officeooo:paragraph-rsid="000f11cd"/>
    </style:style>
    <style:style style:name="P15" style:family="paragraph" style:parent-style-name="Text_20_body">
      <style:text-properties officeooo:rsid="000f9cf8" officeooo:paragraph-rsid="000f9cf8"/>
    </style:style>
    <style:style style:name="P16" style:family="paragraph" style:parent-style-name="Text_20_body">
      <style:text-properties style:text-line-through-style="solid" style:text-line-through-type="single" officeooo:rsid="000f9cf8" officeooo:paragraph-rsid="000f9cf8"/>
    </style:style>
    <style:style style:name="P17" style:family="paragraph" style:parent-style-name="Heading_20_1">
      <style:text-properties officeooo:rsid="0006b414" officeooo:paragraph-rsid="0006b414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 style:list-style-name=""/>
    <style:style style:name="P20" style:family="paragraph" style:parent-style-name="Heading_20_2">
      <style:paragraph-properties fo:break-before="page"/>
    </style:style>
    <style:style style:name="P21" style:family="paragraph" style:parent-style-name="Heading_20_3">
      <style:text-properties officeooo:paragraph-rsid="000ab107"/>
    </style:style>
    <style:style style:name="T1" style:family="text">
      <style:text-properties officeooo:rsid="0006b414"/>
    </style:style>
    <style:style style:name="T2" style:family="text">
      <style:text-properties officeooo:rsid="00079eee"/>
    </style:style>
    <style:style style:name="T3" style:family="text">
      <style:text-properties fo:font-size="6pt" officeooo:rsid="00079eee" style:font-size-asian="6pt" style:font-size-complex="6pt"/>
    </style:style>
    <style:style style:name="T4" style:family="text">
      <style:text-properties fo:font-size="6pt" officeooo:rsid="00091c92" style:font-size-asian="6pt" style:font-size-complex="6pt"/>
    </style:style>
    <style:style style:name="T5" style:family="text">
      <style:text-properties officeooo:rsid="00091c92"/>
    </style:style>
    <style:style style:name="T6" style:family="text">
      <style:text-properties style:text-line-through-style="solid" style:text-line-through-type="single" officeooo:rsid="000d44e2"/>
    </style:style>
    <style:style style:name="T7" style:family="text">
      <style:text-properties officeooo:rsid="000d44e2"/>
    </style:style>
    <style:style style:name="T8" style:family="text">
      <style:text-properties officeooo:rsid="000f9cf8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DdeLink__0_339638169"/>&lt;Титульный лист&gt;<text:bookmark-end text:name="__DdeLink__0_339638169"/></text:h>
      <text:h text:style-name="Heading_20_2" text:outline-level="2">Отчет #1 ..</text:h>
      <text:p text:style-name="P1">лэти имени ленина, имена-пароли.....</text:p>
      <text:h text:style-name="P17" text:outline-level="1">&lt;Обычный лист&gt;</text:h>
      <text:h text:style-name="Heading_20_2" text:outline-level="2"><text:span text:style-name="T1">1. </text:span>Задание</text:h>
      <text:p text:style-name="P1">Вариант 23</text:p>
      <text:p text:style-name="P1">Универсум: Шестнадцатиричные цифры</text:p>
      <text:p text:style-name="P1">Вычислить: <text:s/>Множество, содержащее цифры из А, не встречающиеся в В и не являющиеся общими для С и D.</text:p>
      <text:h text:style-name="Heading_20_2" text:outline-level="2">2. Формализация задания </text:h>
      <text:p text:style-name="P1">шта?</text:p>
      <text:p text:style-name="P1">E = A и (не В) и (не (С и D))<text:tab/></text:p>
      <text:h text:style-name="Heading_20_2" text:outline-level="2">3. Контрольные тесты</text:h>
      <text:p text:style-name="P1">для слабаков! только рандом, только хардкор. Ну ок, вот есть <text:span text:style-name="T5">такой</text:span>:</text:p>
      <text:p text:style-name="P1">A = 123ABCDEF</text:p>
      <text:p text:style-name="P1"><text:s/>B = BCED45678</text:p>
      <text:p text:style-name="P1">С = ABC23456</text:p>
      <text:p text:style-name="P1">D = 9876532</text:p>
      <text:p text:style-name="P1">Ответ: Е = 1АF</text:p>
      <text:p text:style-name="P1">и что с ним делать? Честно, запускали, получали правильный ответ</text:p>
      <text:h text:style-name="P19" text:outline-level="2"/>
      <text:h text:style-name="P20" text:outline-level="2">4. Временная сложность</text:h>
      <text:h text:style-name="Heading_20_3" text:outline-level="3">Ожидаемая асимптотическая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1 — массив символов</text:p>
          </table:table-cell>
          <table:table-cell table:style-name="Table1.A1" office:value-type="string">
            <text:p text:style-name="P7">2 — список символов</text:p>
          </table:table-cell>
          <table:table-cell table:style-name="Table1.A1" office:value-type="string">
            <text:p text:style-name="P7">3 — массив битов</text:p>
          </table:table-cell>
          <table:table-cell table:style-name="Table1.E1" office:value-type="string">
            <text:p text:style-name="P7">4 — машинное слово</text:p>
          </table:table-cell>
        </table:table-row>
        <table:table-row>
          <table:table-cell table:style-name="Table1.A2" office:value-type="string">
            <text:p text:style-name="P7">Set() - конструктор по умолчанию, он же — создание случайного множества</text:p>
          </table:table-cell>
          <table:table-cell table:style-name="Table1.A2" office:value-type="string">
            <text:p text:style-name="P7"><text:bookmark-start text:name="__DdeLink__3_339638169"/>O(n)<text:bookmark-end text:name="__DdeLink__3_339638169"/></text:p>
          </table:table-cell>
          <table:table-cell table:style-name="Table1.A2" office:value-type="string">
            <text:p text:style-name="P7">O(n)</text:p>
          </table:table-cell>
          <table:table-cell table:style-name="Table1.A2" office:value-type="string">
            <text:p text:style-name="P7">O(n)</text:p>
          </table:table-cell>
          <table:table-cell table:style-name="Table1.E2" office:value-type="string">
            <text:p text:style-name="P7">O(1)</text:p>
          </table:table-cell>
        </table:table-row>
        <table:table-row>
          <table:table-cell table:style-name="Table1.A2" office:value-type="string">
            <text:p text:style-name="P9">Set(char*) - конструктор множества из строки</text:p>
          </table:table-cell>
          <table:table-cell table:style-name="Table1.A2" office:value-type="string">
            <text:p text:style-name="P8">O(n) — <text:span text:style-name="T3">копируется машинное слово, так что тут </text:span><text:span text:style-name="T4">почти О(1) <text:s/></text:span></text:p>
          </table:table-cell>
          <table:table-cell table:style-name="Table1.A2" office:value-type="string">
            <text:p text:style-name="P8">O(n)</text:p>
          </table:table-cell>
          <table:table-cell table:style-name="Table1.A2" office:value-type="string">
            <text:p text:style-name="P8">O(<text:span text:style-name="T2">u</text:span>)</text:p>
          </table:table-cell>
          <table:table-cell table:style-name="Table1.E2" office:value-type="string">
            <text:p text:style-name="P8">O(<text:span text:style-name="T2">u</text:span>)</text:p>
          </table:table-cell>
        </table:table-row>
        <table:table-row>
          <table:table-cell table:style-name="Table1.A2" office:value-type="string">
            <text:p text:style-name="P9">operator~ a.k.a. отрицание</text:p>
          </table:table-cell>
          <table:table-cell table:style-name="Table1.A2" office:value-type="string">
            <text:p text:style-name="P9"><text:bookmark-start text:name="__DdeLink__7_339638169"/><text:bookmark-start text:name="__DdeLink__5_339638169"/>O(n^2)<text:bookmark-end text:name="__DdeLink__7_339638169"/><text:bookmark-end text:name="__DdeLink__5_339638169"/></text:p>
          </table:table-cell>
          <table:table-cell table:style-name="Table1.A2" office:value-type="string">
            <text:p text:style-name="P9">O(n^2)</text:p>
          </table:table-cell>
          <table:table-cell table:style-name="Table1.A2" office:value-type="string">
            <text:p text:style-name="P9">O(u)</text:p>
          </table:table-cell>
          <table:table-cell table:style-name="Table1.E2" office:value-type="string">
            <text:p text:style-name="P9">O(1)</text:p>
          </table:table-cell>
        </table:table-row>
        <table:table-row>
          <table:table-cell table:style-name="Table1.A2" office:value-type="string">
            <text:p text:style-name="P11">operator&amp; <text:s/>- пересечение</text:p>
          </table:table-cell>
          <table:table-cell table:style-name="Table1.A2" office:value-type="string">
            <text:p text:style-name="P10">O(n^2)</text:p>
          </table:table-cell>
          <table:table-cell table:style-name="Table1.A2" office:value-type="string">
            <text:p text:style-name="P12">O(n^2)</text:p>
          </table:table-cell>
          <table:table-cell table:style-name="Table1.A2" office:value-type="string">
            <text:p text:style-name="P10">O(u)</text:p>
          </table:table-cell>
          <table:table-cell table:style-name="Table1.E2" office:value-type="string">
            <text:p text:style-name="P10">O(1)</text:p>
          </table:table-cell>
        </table:table-row>
        <table:table-row>
          <table:table-cell table:style-name="Table1.A2" office:value-type="string">
            <text:p text:style-name="P11">E = A &amp; ~B &amp; ~(C &amp; D)</text:p>
          </table:table-cell>
          <table:table-cell table:style-name="Table1.A2" office:value-type="string">
            <text:p text:style-name="P10">O(n^2)</text:p>
          </table:table-cell>
          <table:table-cell table:style-name="Table1.A2" office:value-type="string">
            <text:p text:style-name="P12">O(n^2)</text:p>
          </table:table-cell>
          <table:table-cell table:style-name="Table1.A2" office:value-type="string">
            <text:p text:style-name="P10">O(u)</text:p>
          </table:table-cell>
          <table:table-cell table:style-name="Table1.E2" office:value-type="string">
            <text:p text:style-name="P10">O(1)</text:p>
          </table:table-cell>
        </table:table-row>
      </table:table>
      <text:p text:style-name="P2"/>
      <text:p text:style-name="P2">где n — размер конкретного множества, u — размер универсума, n &lt;= u</text:p>
      <text:h text:style-name="P21" text:outline-level="3">Фактическая:</text:h>
      <text:p text:style-name="P3">на том несчастном тесте из п.3 в режиме Release с параметром -о2 </text:p>
      <text:p text:style-name="P3"><draw:frame draw:style-name="fr1" draw:name="Object1" text:anchor-type="paragraph" svg:x="0.148cm" svg:y="0.046cm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h text:style-name="P18" text:outline-level="1">5. Результаты измерения времени обработки каждым из способов <text:s/></text:h>
      <text:p text:style-name="P4">а для кого, *****, я график делал? </text:p>
      <text:p text:style-name="P4">наблюдалась ли зависимость времени обработки от размера данных? - ясенх**, что нет, что такое 16 символов для современной числодробилки?</text:p>
      <text:p text:style-name="P4">&lt;<text:span text:style-name="T7">тут </text:span>еще какие-то умные слова и результаты&gt;</text:p>
      <text:p text:style-name="P4"/>
      <text:h text:style-name="Heading_20_1" text:outline-level="1">6. Выводы</text:h>
      <text:p text:style-name="P4">о результатах испытания способов представления множеств в памяти и рекомендации по их применению в программах для ЭВМ</text:p>
      <text:p text:style-name="P5">1) я быдлокодер</text:p>
      <text:p text:style-name="P6">1) <text:span text:style-name="T7">бла-бла-бла, судя по таблице и графику, 3 и 4 варианты представления оптимальны для решения данной задачи, однако, при необходимости расширения универсума или добавления функционала </text:span><text:span text:style-name="T6">задолбаешься переписывать это говно</text:span><text:span text:style-name="T7"> они потребуют доработки или вовсе окажутся непригодными. + памяти жрут меньше чем 1 и 2.</text:span></text:p>
      <text:p text:style-name="P13">2) 1 и 2, несмотря на большее время работы в данном <text:span text:style-name="T8">случае</text:span>, имеют свои преимущества (соответственно случайный доступ и вставка/удаление за О(1) ) а также легко расширяемы для решения широкого круга задач.</text:p>
      <text:p text:style-name="P14">3) еще что-нибудь умное для солидности</text:p>
      <text:h text:style-name="Heading_20_2" text:outline-level="2">7. Список источников</text:h>
      <text:p text:style-name="P15">stackoverflow.com</text:p>
      <text:p text:style-name="P15">cplusplus.com</text:p>
      <text:p text:style-name="P16">метода</text:p>
      <text:h text:style-name="Heading_20_2" text:outline-level="2">8. Исходные тексты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00:07:01.800107328</meta:creation-date>
    <dc:date>2014-11-04T02:51:25.327149788</dc:date>
    <meta:editing-duration>PT39M42S</meta:editing-duration>
    <meta:editing-cycles>4</meta:editing-cycles>
    <meta:generator>LibreOffice/4.2.6.3$Linux_X86_64 LibreOffice_project/420m0$Build-3</meta:generator>
    <meta:document-statistic meta:table-count="1" meta:image-count="0" meta:object-count="1" meta:page-count="3" meta:paragraph-count="68" meta:word-count="345" meta:character-count="2142" meta:non-whitespace-character-count="18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1.877cm" svg:y="3.453cm" style:legend-expansion="high" chart:style-name="ch2"/>
        <chart:plot-area chart:style-name="ch3" chart:data-source-has-labels="both" svg:x="0.504cm" svg:y="0.854cm" svg:width="10.731cm" svg:height="7.543cm">
          <chartooo:coordinate-region svg:x="2.237cm" svg:y="1.053cm" svg:width="8.811cm" svg:height="6.697cm"/>
          <chart:axis chart:dimension="x" chart:name="primary-x" chart:style-name="ch4" chartooo:axis-type="text">
            <chart:categories table:cell-range-address="local-table.$B$1:.$K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K$2" chart:label-cell-address="local-table.$A$2" chart:class="chart:line">
            <chart:data-point chart:repeated="10"/>
          </chart:series>
          <chart:series chart:style-name="ch8" chart:values-cell-range-address="local-table.$B$3:.$K$3" chart:label-cell-address="local-table.$A$3" chart:class="chart:line">
            <chart:data-point chart:repeated="10"/>
          </chart:series>
          <chart:series chart:style-name="ch9" chart:values-cell-range-address="local-table.$B$4:.$K$4" chart:label-cell-address="local-table.$A$4" chart:class="chart:line">
            <chart:data-point chart:repeated="10"/>
          </chart:series>
          <chart:series chart:style-name="ch10" chart:values-cell-range-address="local-table.$B$5:.$K$5" chart:label-cell-address="local-table.$A$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массив символов</text:p>
              </table:table-cell>
              <table:table-cell office:value-type="float" office:value="0.00011022">
                <text:p>0.00011022</text:p>
              </table:table-cell>
              <table:table-cell office:value-type="float" office:value="0.00009537">
                <text:p>0.00009537</text:p>
              </table:table-cell>
              <table:table-cell office:value-type="float" office:value="0.000082691">
                <text:p>0.000082691</text:p>
              </table:table-cell>
              <table:table-cell office:value-type="float" office:value="0.000124844">
                <text:p>0.000124844</text:p>
              </table:table-cell>
              <table:table-cell office:value-type="float" office:value="0.000199848">
                <text:p>0.000199848</text:p>
              </table:table-cell>
              <table:table-cell office:value-type="float" office:value="0.000121774">
                <text:p>0.000121774</text:p>
              </table:table-cell>
              <table:table-cell office:value-type="float" office:value="0.000382249">
                <text:p>0.000382249</text:p>
              </table:table-cell>
              <table:table-cell office:value-type="float" office:value="0.000116424">
                <text:p>0.000116424</text:p>
              </table:table-cell>
              <table:table-cell office:value-type="float" office:value="0.000109707">
                <text:p>0.000109707</text:p>
              </table:table-cell>
              <table:table-cell office:value-type="float" office:value="0.000064643">
                <text:p>0.000064643</text:p>
              </table:table-cell>
            </table:table-row>
            <table:table-row>
              <table:table-cell office:value-type="string">
                <text:p>список</text:p>
              </table:table-cell>
              <table:table-cell office:value-type="float" office:value="0.00024965">
                <text:p>0.00024965</text:p>
              </table:table-cell>
              <table:table-cell office:value-type="float" office:value="0.000045311">
                <text:p>0.000045311</text:p>
              </table:table-cell>
              <table:table-cell office:value-type="float" office:value="0.000145641">
                <text:p>0.000145641</text:p>
              </table:table-cell>
              <table:table-cell office:value-type="float" office:value="0.000219429">
                <text:p>0.000219429</text:p>
              </table:table-cell>
              <table:table-cell office:value-type="float" office:value="0.000226254">
                <text:p>0.000226254</text:p>
              </table:table-cell>
              <table:table-cell office:value-type="float" office:value="0.000223676">
                <text:p>0.000223676</text:p>
              </table:table-cell>
              <table:table-cell office:value-type="float" office:value="0.000227304">
                <text:p>0.000227304</text:p>
              </table:table-cell>
              <table:table-cell office:value-type="float" office:value="0.000210012">
                <text:p>0.000210012</text:p>
              </table:table-cell>
              <table:table-cell office:value-type="float" office:value="0.000218882">
                <text:p>0.000218882</text:p>
              </table:table-cell>
              <table:table-cell office:value-type="float" office:value="0.00004995">
                <text:p>0.00004995</text:p>
              </table:table-cell>
            </table:table-row>
            <table:table-row>
              <table:table-cell office:value-type="string">
                <text:p>массив битов</text:p>
              </table:table-cell>
              <table:table-cell office:value-type="float" office:value="0.00003313">
                <text:p>0.00003313</text:p>
              </table:table-cell>
              <table:table-cell office:value-type="float" office:value="0.000009995">
                <text:p>0.000009995</text:p>
              </table:table-cell>
              <table:table-cell office:value-type="float" office:value="0.00002956">
                <text:p>0.00002956</text:p>
              </table:table-cell>
              <table:table-cell office:value-type="float" office:value="0.000042724">
                <text:p>0.000042724</text:p>
              </table:table-cell>
              <table:table-cell office:value-type="float" office:value="0.000028053">
                <text:p>0.000028053</text:p>
              </table:table-cell>
              <table:table-cell office:value-type="float" office:value="0.000044868">
                <text:p>0.000044868</text:p>
              </table:table-cell>
              <table:table-cell office:value-type="float" office:value="0.000045828">
                <text:p>0.000045828</text:p>
              </table:table-cell>
              <table:table-cell office:value-type="float" office:value="0.0000372">
                <text:p>0.0000372</text:p>
              </table:table-cell>
              <table:table-cell office:value-type="float" office:value="0.000042665">
                <text:p>0.000042665</text:p>
              </table:table-cell>
              <table:table-cell office:value-type="float" office:value="0.000015208">
                <text:p>0.000015208</text:p>
              </table:table-cell>
            </table:table-row>
            <table:table-row>
              <table:table-cell office:value-type="string">
                <text:p>машинное слово</text:p>
              </table:table-cell>
              <table:table-cell office:value-type="float" office:value="0.00005214">
                <text:p>0.00005214</text:p>
              </table:table-cell>
              <table:table-cell office:value-type="float" office:value="0.000009947">
                <text:p>0.000009947</text:p>
              </table:table-cell>
              <table:table-cell office:value-type="float" office:value="0.000028684">
                <text:p>0.000028684</text:p>
              </table:table-cell>
              <table:table-cell office:value-type="float" office:value="0.00005264">
                <text:p>0.00005264</text:p>
              </table:table-cell>
              <table:table-cell office:value-type="float" office:value="0.000024891">
                <text:p>0.000024891</text:p>
              </table:table-cell>
              <table:table-cell office:value-type="float" office:value="0.000045065">
                <text:p>0.000045065</text:p>
              </table:table-cell>
              <table:table-cell office:value-type="float" office:value="0.000045505">
                <text:p>0.000045505</text:p>
              </table:table-cell>
              <table:table-cell office:value-type="float" office:value="0.000026802">
                <text:p>0.000026802</text:p>
              </table:table-cell>
              <table:table-cell office:value-type="float" office:value="0.000045942">
                <text:p>0.000045942</text:p>
              </table:table-cell>
              <table:table-cell office:value-type="float" office:value="0.000013402">
                <text:p>0.000013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